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x4_ra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470588235294117" calcext:value-type="float">
            <text:p>0.0470588235294117</text:p>
          </table:table-cell>
          <table:table-cell office:value-type="float" office:value="9.97560975609757" calcext:value-type="float">
            <text:p>9.97560975609757</text:p>
          </table:table-cell>
        </table:table-row>
        <table:table-row table:style-name="ro1">
          <table:table-cell office:value-type="float" office:value="0.235294117647059" calcext:value-type="float">
            <text:p>0.235294117647059</text:p>
          </table:table-cell>
          <table:table-cell office:value-type="float" office:value="9.65853658536586" calcext:value-type="float">
            <text:p>9.65853658536586</text:p>
          </table:table-cell>
        </table:table-row>
        <table:table-row table:style-name="ro1">
          <table:table-cell office:value-type="float" office:value="0.458823529411765" calcext:value-type="float">
            <text:p>0.458823529411765</text:p>
          </table:table-cell>
          <table:table-cell office:value-type="float" office:value="9.07317073170733" calcext:value-type="float">
            <text:p>9.07317073170733</text:p>
          </table:table-cell>
        </table:table-row>
        <table:table-row table:style-name="ro1">
          <table:table-cell office:value-type="float" office:value="0.670588235294118" calcext:value-type="float">
            <text:p>0.670588235294118</text:p>
          </table:table-cell>
          <table:table-cell office:value-type="float" office:value="8.60975609756098" calcext:value-type="float">
            <text:p>8.6097560975609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07317073170733" calcext:value-type="float">
            <text:p>8.07317073170733</text:p>
          </table:table-cell>
        </table:table-row>
        <table:table-row table:style-name="ro1">
          <table:table-cell office:value-type="float" office:value="0.941176470588235" calcext:value-type="float">
            <text:p>0.941176470588235</text:p>
          </table:table-cell>
          <table:table-cell office:value-type="float" office:value="7.5609756097561" calcext:value-type="float">
            <text:p>7.5609756097561</text:p>
          </table:table-cell>
        </table:table-row>
        <table:table-row table:style-name="ro1">
          <table:table-cell office:value-type="float" office:value="1.03529411764706" calcext:value-type="float">
            <text:p>1.03529411764706</text:p>
          </table:table-cell>
          <table:table-cell office:value-type="float" office:value="7.09756097560976" calcext:value-type="float">
            <text:p>7.09756097560976</text:p>
          </table:table-cell>
        </table:table-row>
        <table:table-row table:style-name="ro1">
          <table:table-cell office:value-type="float" office:value="1.07058823529412" calcext:value-type="float">
            <text:p>1.07058823529412</text:p>
          </table:table-cell>
          <table:table-cell office:value-type="float" office:value="6.58536585365854" calcext:value-type="float">
            <text:p>6.58536585365854</text:p>
          </table:table-cell>
        </table:table-row>
        <table:table-row table:style-name="ro1">
          <table:table-cell office:value-type="float" office:value="1.10588235294118" calcext:value-type="float">
            <text:p>1.10588235294118</text:p>
          </table:table-cell>
          <table:table-cell office:value-type="float" office:value="6.07317073170732" calcext:value-type="float">
            <text:p>6.07317073170732</text:p>
          </table:table-cell>
        </table:table-row>
        <table:table-row table:style-name="ro1">
          <table:table-cell office:value-type="float" office:value="1.14117647058824" calcext:value-type="float">
            <text:p>1.14117647058824</text:p>
          </table:table-cell>
          <table:table-cell office:value-type="float" office:value="5.5609756097561" calcext:value-type="float">
            <text:p>5.5609756097561</text:p>
          </table:table-cell>
        </table:table-row>
        <table:table-row table:style-name="ro1">
          <table:table-cell office:value-type="float" office:value="1.11764705882353" calcext:value-type="float">
            <text:p>1.11764705882353</text:p>
          </table:table-cell>
          <table:table-cell office:value-type="float" office:value="5.09756097560976" calcext:value-type="float">
            <text:p>5.09756097560976</text:p>
          </table:table-cell>
        </table:table-row>
        <table:table-row table:style-name="ro1">
          <table:table-cell office:value-type="float" office:value="1.11764705882353" calcext:value-type="float">
            <text:p>1.11764705882353</text:p>
          </table:table-cell>
          <table:table-cell office:value-type="float" office:value="4.58536585365854" calcext:value-type="float">
            <text:p>4.58536585365854</text:p>
          </table:table-cell>
        </table:table-row>
        <table:table-row table:style-name="ro1">
          <table:table-cell office:value-type="float" office:value="1.10588235294118" calcext:value-type="float">
            <text:p>1.10588235294118</text:p>
          </table:table-cell>
          <table:table-cell office:value-type="float" office:value="4.07317073170732" calcext:value-type="float">
            <text:p>4.07317073170732</text:p>
          </table:table-cell>
        </table:table-row>
        <table:table-row table:style-name="ro1">
          <table:table-cell office:value-type="float" office:value="1.05882352941177" calcext:value-type="float">
            <text:p>1.05882352941177</text:p>
          </table:table-cell>
          <table:table-cell office:value-type="float" office:value="3.5609756097561" calcext:value-type="float">
            <text:p>3.5609756097561</text:p>
          </table:table-cell>
        </table:table-row>
        <table:table-row table:style-name="ro1">
          <table:table-cell office:value-type="float" office:value="1.01176470588235" calcext:value-type="float">
            <text:p>1.01176470588235</text:p>
          </table:table-cell>
          <table:table-cell office:value-type="float" office:value="3.09756097560976" calcext:value-type="float">
            <text:p>3.09756097560976</text:p>
          </table:table-cell>
        </table:table-row>
        <table:table-row table:style-name="ro1">
          <table:table-cell office:value-type="float" office:value="0.952941176470588" calcext:value-type="float">
            <text:p>0.952941176470588</text:p>
          </table:table-cell>
          <table:table-cell office:value-type="float" office:value="2.5609756097561" calcext:value-type="float">
            <text:p>2.5609756097561</text:p>
          </table:table-cell>
        </table:table-row>
        <table:table-row table:style-name="ro1">
          <table:table-cell office:value-type="float" office:value="0.858823529411765" calcext:value-type="float">
            <text:p>0.858823529411765</text:p>
          </table:table-cell>
          <table:table-cell office:value-type="float" office:value="2.09756097560976" calcext:value-type="float">
            <text:p>2.09756097560976</text:p>
          </table:table-cell>
        </table:table-row>
        <table:table-row table:style-name="ro1">
          <table:table-cell office:value-type="float" office:value="0.71764705882353" calcext:value-type="float">
            <text:p>0.71764705882353</text:p>
          </table:table-cell>
          <table:table-cell office:value-type="float" office:value="1.5609756097561" calcext:value-type="float">
            <text:p>1.5609756097561</text:p>
          </table:table-cell>
        </table:table-row>
        <table:table-row table:style-name="ro1">
          <table:table-cell office:value-type="float" office:value="0.541176470588235" calcext:value-type="float">
            <text:p>0.541176470588235</text:p>
          </table:table-cell>
          <table:table-cell office:value-type="float" office:value="1.07317073170732" calcext:value-type="float">
            <text:p>1.07317073170732</text:p>
          </table:table-cell>
        </table:table-row>
        <table:table-row table:style-name="ro1">
          <table:table-cell office:value-type="float" office:value="0.329411764705882" calcext:value-type="float">
            <text:p>0.329411764705882</text:p>
          </table:table-cell>
          <table:table-cell office:value-type="float" office:value="0.560975609756097" calcext:value-type="float">
            <text:p>0.560975609756097</text:p>
          </table:table-cell>
        </table:table-row>
        <table:table-row table:style-name="ro1">
          <table:table-cell office:value-type="float" office:value="0.235294117647059" calcext:value-type="float">
            <text:p>0.235294117647059</text:p>
          </table:table-cell>
          <table:table-cell office:value-type="float" office:value="0.317073170731707" calcext:value-type="float">
            <text:p>0.317073170731707</text:p>
          </table:table-cell>
        </table:table-row>
        <table:table-row table:style-name="ro1">
          <table:table-cell office:value-type="float" office:value="0.129411764705882" calcext:value-type="float">
            <text:p>0.129411764705882</text:p>
          </table:table-cell>
          <table:table-cell office:value-type="float" office:value="0.146341463414633" calcext:value-type="float">
            <text:p>0.146341463414633</text:p>
          </table:table-cell>
        </table:table-row>
        <table:table-row table:style-name="ro1">
          <table:table-cell office:value-type="float" office:value="0.0470588235294117" calcext:value-type="float">
            <text:p>0.0470588235294117</text:p>
          </table:table-cell>
          <table:table-cell office:value-type="float" office:value="-0.0487804878048799" calcext:value-type="float">
            <text:p>-0.0487804878048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6" meta:object-count="0"/>
    <meta:generator>LibreOffice/7.3.7.2$Linux_X86_64 LibreOffice_project/30$Build-2</meta:generator>
  </office:meta>
</office:document-meta>
</file>